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Bungee Shade" svg:font-family="'Bungee Shade'" style:font-pitch="variable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e8895"/>
    </style:style>
    <style:style style:name="P2" style:family="paragraph" style:parent-style-name="Text_20_body" style:list-style-name="L1">
      <style:text-properties officeooo:paragraph-rsid="001e8895"/>
    </style:style>
    <style:style style:name="P3" style:family="paragraph" style:parent-style-name="Text_20_body" style:list-style-name="L2">
      <style:text-properties officeooo:paragraph-rsid="001e8895"/>
    </style:style>
    <style:style style:name="P4" style:family="paragraph" style:parent-style-name="Text_20_body" style:list-style-name="L3">
      <style:text-properties officeooo:paragraph-rsid="001e8895"/>
    </style:style>
    <style:style style:name="P5" style:family="paragraph" style:parent-style-name="Text_20_body" style:list-style-name="L1">
      <style:paragraph-properties fo:margin-top="0in" fo:margin-bottom="0in" loext:contextual-spacing="false"/>
      <style:text-properties officeooo:paragraph-rsid="001e8895"/>
    </style:style>
    <style:style style:name="P6" style:family="paragraph" style:parent-style-name="Text_20_body" style:list-style-name="L2">
      <style:paragraph-properties fo:margin-top="0in" fo:margin-bottom="0in" loext:contextual-spacing="false"/>
      <style:text-properties officeooo:paragraph-rsid="001e8895"/>
    </style:style>
    <style:style style:name="P7" style:family="paragraph" style:parent-style-name="Text_20_body" style:list-style-name="L3">
      <style:paragraph-properties fo:margin-top="0in" fo:margin-bottom="0in" loext:contextual-spacing="false"/>
      <style:text-properties officeooo:paragraph-rsid="001e8895"/>
    </style:style>
    <style:style style:name="P8" style:family="paragraph" style:parent-style-name="Heading_20_2" style:master-page-name="HTML">
      <style:paragraph-properties style:page-number="auto"/>
      <style:text-properties officeooo:paragraph-rsid="001e8895"/>
    </style:style>
    <style:style style:name="T1" style:family="text">
      <style:text-properties style:font-name="Bungee Shade"/>
    </style:style>
    <style:style style:name="T2" style:family="text">
      <style:text-properties style:font-name="Roboto Condensed" fo:font-size="14pt" style:font-size-asian="14pt" style:font-size-complex="14pt"/>
    </style:style>
    <style:style style:name="T3" style:family="text">
      <style:text-properties style:font-name="Roboto Condensed" fo:font-size="12pt" style:font-size-asian="14pt" style:font-size-complex="14pt"/>
    </style:style>
    <style:style style:name="T4" style:family="text">
      <style:text-properties fo:font-size="10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<text:span text:style-name="T1">A very short guide to </text:span><text:span text:style-name="Source_20_Text"><text:span text:style-name="T1">turtle</text:span></text:span></text:h>
      <text:p text:style-name="P1"><text:span text:style-name="Strong_20_Emphasis"><text:span text:style-name="T2">Basics</text:span></text:span></text:p>
      <text:list xml:id="list3491932963" text:style-name="L1">
        <text:list-item>
          <text:p text:style-name="P5"><text:span text:style-name="Source_20_Text">import turtle</text:span>: make this the first line, it tells python you want to use the turtle library </text:p>
        </text:list-item>
        <text:list-item>
          <text:p text:style-name="P5"><text:span text:style-name="Source_20_Text">t = turtle.Turtle()</text:span>: create a turtle named <text:span text:style-name="Source_20_Text">t</text:span> that we’re going to draw with </text:p>
        </text:list-item>
        <text:list-item>
          <text:p text:style-name="P2"><text:span text:style-name="Source_20_Text">turtle.done()</text:span>: make this the last line, it keeps the drawing window open </text:p>
        </text:list-item>
      </text:list>
      <text:p text:style-name="P1"><text:span text:style-name="Strong_20_Emphasis"><text:span text:style-name="T2">Moving the turtle</text:span></text:span></text:p>
      <text:list xml:id="list1705137718" text:style-name="L2">
        <text:list-item>
          <text:p text:style-name="P6"><text:span text:style-name="Source_20_Text"><text:span text:style-name="T4">t.forward(n)</text:span></text:span><text:span text:style-name="T4">: move the turtle forward </text:span><text:span text:style-name="Source_20_Text"><text:span text:style-name="T4">n</text:span></text:span><text:span text:style-name="T4"> pixels </text:span></text:p>
        </text:list-item>
        <text:list-item>
          <text:p text:style-name="P6"><text:span text:style-name="Source_20_Text"><text:span text:style-name="T4">t.backward(n)</text:span></text:span><text:span text:style-name="T4">: move the turtle backward </text:span><text:span text:style-name="Source_20_Text"><text:span text:style-name="T4">n</text:span></text:span><text:span text:style-name="T4"> pixels, can also be done by setting </text:span><text:span text:style-name="Source_20_Text"><text:span text:style-name="T4">n</text:span></text:span><text:span text:style-name="T4"> to a negative number </text:span></text:p>
        </text:list-item>
        <text:list-item>
          <text:p text:style-name="P6"><text:span text:style-name="Source_20_Text"><text:span text:style-name="T4">t.setx(x)</text:span></text:span><text:span text:style-name="T4">: move the turtle to a specific postion horizontally (along the </text:span><text:span text:style-name="Source_20_Text"><text:span text:style-name="T4">x</text:span></text:span><text:span text:style-name="T4"> axis). zero is the middle of the screen, positive numbers are to the right of center, negative numbers are left of center </text:span></text:p>
        </text:list-item>
        <text:list-item>
          <text:p text:style-name="P6"><text:span text:style-name="Source_20_Text"><text:span text:style-name="T4">t.sety(y)</text:span></text:span><text:span text:style-name="T4">: move the turtle to a specific postion vertically (along the </text:span><text:span text:style-name="Source_20_Text"><text:span text:style-name="T4">y</text:span></text:span><text:span text:style-name="T4"> axis). positive numbers are up, negative numbers down </text:span></text:p>
        </text:list-item>
        <text:list-item>
          <text:p text:style-name="P6"><text:span text:style-name="Source_20_Text"><text:span text:style-name="T4">t.goto(x,y)</text:span></text:span><text:span text:style-name="T4">: go in a straight line from the current position to the new coordinates at (</text:span><text:span text:style-name="Source_20_Text"><text:span text:style-name="T4">x</text:span></text:span><text:span text:style-name="T4">,</text:span><text:span text:style-name="Source_20_Text"><text:span text:style-name="T4">y</text:span></text:span><text:span text:style-name="T4">) </text:span></text:p>
        </text:list-item>
        <text:list-item>
          <text:p text:style-name="P6"><text:span text:style-name="Source_20_Text"><text:span text:style-name="T4">t.left(degrees)</text:span></text:span><text:span text:style-name="T4">: rotate the turtle </text:span><text:span text:style-name="Source_20_Text"><text:span text:style-name="T4">degrees</text:span></text:span><text:span text:style-name="T4"> counter-clockwise. 360 will put turtle back in its starting position. after calling </text:span><text:span text:style-name="Source_20_Text"><text:span text:style-name="T4">left</text:span></text:span><text:span text:style-name="T4">, </text:span><text:span text:style-name="Source_20_Text"><text:span text:style-name="T4">forward</text:span></text:span><text:span text:style-name="T4"> will move the turtle forward in the direction it’s facing </text:span></text:p>
        </text:list-item>
        <text:list-item>
          <text:p text:style-name="P6"><text:span text:style-name="Source_20_Text"><text:span text:style-name="T4">t.right(degrees)</text:span></text:span><text:span text:style-name="T4">: like </text:span><text:span text:style-name="Source_20_Text"><text:span text:style-name="T4">left</text:span></text:span><text:span text:style-name="T4">, but rotate turtle clockwise </text:span></text:p>
        </text:list-item>
        <text:list-item>
          <text:p text:style-name="P6"><text:span text:style-name="Source_20_Text"><text:span text:style-name="T4">t.speed(s)</text:span></text:span><text:span text:style-name="T4">: makes turtle move faster or slower, from </text:span><text:span text:style-name="Source_20_Text"><text:span text:style-name="T4">0</text:span></text:span><text:span text:style-name="T4"> (fastest) to </text:span><text:span text:style-name="Source_20_Text"><text:span text:style-name="T4">10</text:span></text:span><text:span text:style-name="T4"> (slowest), </text:span><text:span text:style-name="Source_20_Text"><text:span text:style-name="T4">6</text:span></text:span><text:span text:style-name="T4"> is normal. </text:span></text:p>
        </text:list-item>
        <text:list-item>
          <text:p text:style-name="P6"><text:span text:style-name="Source_20_Text"><text:span text:style-name="T4">t.home()</text:span></text:span><text:span text:style-name="T4">: send turtle to (0,0) and rotate it to face east </text:span></text:p>
        </text:list-item>
        <text:list-item>
          <text:p text:style-name="P6"><text:span text:style-name="Source_20_Text"><text:span text:style-name="T4">t.showturtle()</text:span></text:span><text:span text:style-name="T4">: show the turlte (if it’s hidden, or else do nothing) </text:span></text:p>
        </text:list-item>
        <text:list-item>
          <text:p text:style-name="P3"><text:span text:style-name="Source_20_Text"><text:span text:style-name="T4">t.hideturtle()</text:span></text:span><text:span text:style-name="T4">: hide the turtle (if it’s visible) </text:span></text:p>
        </text:list-item>
      </text:list>
      <text:p text:style-name="P1"><text:span text:style-name="Strong_20_Emphasis"><text:span text:style-name="T3">Drawing</text:span></text:span></text:p>
      <text:list xml:id="list1796011219" text:style-name="L3">
        <text:list-item>
          <text:p text:style-name="P7"><text:span text:style-name="Source_20_Text"><text:span text:style-name="T4">t.up()</text:span></text:span><text:span text:style-name="T4">: lift the pen so you can move the turtle without drawing </text:span></text:p>
        </text:list-item>
        <text:list-item>
          <text:p text:style-name="P7"><text:span text:style-name="Source_20_Text"><text:span text:style-name="T4">t.down()</text:span></text:span><text:span text:style-name="T4">: put the pen down to start drawing again </text:span></text:p>
        </text:list-item>
        <text:list-item>
          <text:p text:style-name="P7"><text:span text:style-name="Source_20_Text"><text:span text:style-name="T4">t.color(color)</text:span></text:span><text:span text:style-name="T4">: change the color of the turtle’s pen, use strings like “red” or “pink” to set the color </text:span></text:p>
        </text:list-item>
        <text:list-item>
          <text:p text:style-name="P7"><text:span text:style-name="Source_20_Text"><text:span text:style-name="T4">t.pensize(size)</text:span></text:span><text:span text:style-name="T4">: make the new line width </text:span><text:span text:style-name="Source_20_Text"><text:span text:style-name="T4">size</text:span></text:span><text:span text:style-name="T4"> pixels thick </text:span></text:p>
        </text:list-item>
        <text:list-item>
          <text:p text:style-name="P7"><text:span text:style-name="Source_20_Text"><text:span text:style-name="T4">t.dot(size, color): make a dot with a diamter of</text:span></text:span><text:span text:style-name="T4">size</text:span><text:span text:style-name="Source_20_Text"><text:span text:style-name="T4">of the given</text:span></text:span><text:span text:style-name="T4">color</text:span><text:span text:style-name="Source_20_Text"><text:span text:style-name="T4">. if size and color are not provided (</text:span></text:span><text:span text:style-name="T4">t.dot()`), the dot will be the pen size and the color will be the current color </text:span></text:p>
        </text:list-item>
        <text:list-item>
          <text:p text:style-name="P7"><text:span text:style-name="Source_20_Text"><text:span text:style-name="T4">t.circle(r)</text:span></text:span><text:span text:style-name="T4">: draw a circle with a radius of </text:span><text:span text:style-name="Source_20_Text"><text:span text:style-name="T4">r</text:span></text:span><text:span text:style-name="T4">. note that the center of the circle is not turtle’s current (x,y) position, rather the current position will be the bottom/center of the circle </text:span></text:p>
          <text:list>
            <text:list-item>
              <text:p text:style-name="P7"><text:span text:style-name="Source_20_Text"><text:span text:style-name="T4">t.circle(r, extent)</text:span></text:span><text:span text:style-name="T4">: with the option </text:span><text:span text:style-name="Source_20_Text"><text:span text:style-name="T4">extent</text:span></text:span><text:span text:style-name="T4"> argument, you can draw a portion of a circle, designated in degrees (out of 60): e.g., </text:span><text:span text:style-name="Source_20_Text"><text:span text:style-name="T4">t.circle(100, 180)</text:span></text:span><text:span text:style-name="T4"> draws a semi-circle with a radius of 100 pixels </text:span></text:p>
            </text:list-item>
          </text:list>
        </text:list-item>
        <text:list-item>
          <text:p text:style-name="P7"><text:span text:style-name="Source_20_Text"><text:span text:style-name="T4">t.begin_fill():</text:span></text:span><text:span text:style-name="T4"> begin a filled shape (can be used with circle, polygon, or any connected shape you draw before calling </text:span><text:span text:style-name="Source_20_Text"><text:span text:style-name="T4">end_fill</text:span></text:span><text:span text:style-name="T4">) </text:span></text:p>
        </text:list-item>
        <text:list-item>
          <text:p text:style-name="P7"><text:span text:style-name="Source_20_Text"><text:span text:style-name="T4">t.end_fill()</text:span></text:span><text:span text:style-name="T4">: call this after you are done filling the shape </text:span></text:p>
        </text:list-item>
        <text:list-item>
          <text:p text:style-name="P7"><text:span text:style-name="Source_20_Text"><text:span text:style-name="T4">t.shape(name)</text:span></text:span><text:span text:style-name="T4">: set the shape of the turtle to one of the following: “arrow”, “turtle”, “circle”, “square”, “triangle”, “classic” (works with </text:span><text:span text:style-name="Source_20_Text"><text:span text:style-name="T4">stamp</text:span></text:span><text:span text:style-name="T4">) </text:span></text:p>
        </text:list-item>
        <text:list-item>
          <text:p text:style-name="P4"><text:span text:style-name="Source_20_Text"><text:span text:style-name="T4">t.stamp()</text:span></text:span><text:span text:style-name="T4">: add a “stamp” of the turtle with it’s given it’s current shape, size, and color at the current location in the drawing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Bungee Shade" svg:font-family="'Bungee Shade'" style:font-pitch="variable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7:54:04.737159086</meta:creation-date>
    <meta:editing-duration>PT1M1S</meta:editing-duration>
    <meta:editing-cycles>2</meta:editing-cycles>
    <meta:generator>LibreOffice/5.3.1.2$Linux_X86_64 LibreOffice_project/30m0$Build-2</meta:generator>
    <dc:date>2017-10-05T17:55:01.468804906</dc:date>
    <meta:document-statistic meta:table-count="0" meta:image-count="0" meta:object-count="0" meta:page-count="1" meta:paragraph-count="29" meta:word-count="477" meta:character-count="2736" meta:non-whitespace-character-count="2288"/>
  </office:meta>
</office:document-meta>
</file>